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ru" fo:country="RU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name-complex="Symbol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style:text-position="0% 100%"/>
    </style:style>
    <style:style style:name="T32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1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6">Т</text:span> = <text:span text:style-name="T20"><text:s/></text:span><text:span text:style-name="T18">$temp </text:span><text:s/>°<text:span text:style-name="T16">С</text:span>, атмосферном давлении <text:span text:style-name="T16">Р</text:span> = <text:span text:style-name="T20"><text:s text:c="5"/></text:span><text:s/>мм.рт.ст, относительной влажности воздуха <text:span text:style-name="T16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5">МП. МН-</text:span><text:span text:style-name="T26">854</text:span><text:span text:style-name="T25">-200</text:span><text:span text:style-name="T26">0</text:span></text:p>
      <text:p text:style-name="P18"><text:span text:style-name="T11">1. С</text:span>редства <text:span text:style-name="T11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23">- контроль работоспособности<text:tab/></text:p>
      <text:p text:style-name="P14"><text:span text:style-name="T11">б</text:span>)<text:tab/>Проверка допускаемой основной относительной погрешности измерения мощности дозы измерителя с БДК<text:span text:style-name="T11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1.B3" office:value-type="string">
            <text:p text:style-name="P12">$<text:span text:style-name="T11">1</text:span>-00</text:p>
          </table:table-cell>
          <table:table-cell table:style-name="t1.B3" office:value-type="string">
            <text:p text:style-name="P12">$<text:span text:style-name="T11">1</text:span>-01</text:p>
          </table:table-cell>
          <table:table-cell table:style-name="t1.B3" office:value-type="string">
            <text:p text:style-name="P12">$<text:span text:style-name="T11">1</text:span>-02</text:p>
          </table:table-cell>
          <table:table-cell table:style-name="t1.B3" office:value-type="string">
            <text:p text:style-name="P12">$<text:span text:style-name="T11">1</text:span>-03</text:p>
          </table:table-cell>
          <table:table-cell table:style-name="t1.F3" office:value-type="string">
            <text:p text:style-name="P12">$<text:span text:style-name="T11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2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3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4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5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6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7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8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9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29">φ</text:span><text:span text:style-name="T15">0</text:span><text:span text:style-name="T13">i</text:span> ,<text:line-break/>с<text:span text:style-name="T30">-1</text:span><text:span text:style-name="T27">·</text:span>см<text:span text:style-name="T30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9">φ</text:span><text:span text:style-name="T13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9">φ</text:span><text:span text:style-name="T13">0i</text:span><text:span text:style-name="T5">=235</text:span></text:p>
            <text:p text:style-name="P27">2<text:span text:style-name="T27">·</text:span>10<text:span text:style-name="T30">2</text:span> - 10<text:span text:style-name="T30">3</text:span></text:p>
          </table:table-cell>
          <table:table-cell table:style-name="t10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9">φ</text:span><text:span text:style-name="T13">0i</text:span><text:span text:style-name="T5">=1019</text:span></text:p>
            <text:p text:style-name="P27">2<text:span text:style-name="T27">·</text:span>10<text:span text:style-name="T30">3</text:span> - 10<text:span text:style-name="T30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29">φ</text:span><text:span text:style-name="T15">0</text:span><text:span text:style-name="T13">i</text:span>, с<text:span text:style-name="T30">-1</text:span><text:span text:style-name="T27">·</text:span>см<text:span text:style-name="T30">-2 </text:span><text:span text:style-name="T31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29">φ</text:span><text:span text:style-name="T13">i</text:span>, с<text:span text:style-name="T30">-1</text:span><text:span text:style-name="T27">·</text:span>см<text:span text:style-name="T30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29">φ</text:span><text:span text:style-name="T14">np</text:span><text:span text:style-name="T13">i</text:span>, <text:span text:style-name="T12">с</text:span><text:span text:style-name="T30">-1</text:span><text:span text:style-name="T28">·</text:span><text:span text:style-name="T31">см</text:span><text:span text:style-name="T30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32">Δ</text:span><text:span text:style-name="T9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32">Δ</text:span><text:span text:style-name="T9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4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24T12:27:20.14</dc:date>
    <meta:editing-duration>P3DT1H58M42S</meta:editing-duration>
    <meta:editing-cycles>317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352" meta:character-count="9017"/>
  </office:meta>
</office:document-meta>
</file>